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850db"/>
    </style:style>
    <style:style style:name="T1" style:family="text">
      <style:text-properties officeooo:rsid="001850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sh:<text:a xlink:type="simple" xlink:href="mailto://mzhang@gerrit-ring.savoirfairelinux.com" text:style-name="Internet_20_link" text:visited-style-name="Visited_20_Internet_20_Link">//mzhang@gerrit-ring.savoirfairelinux.com</text:a>:29420/ring-lrc</text:p>
      <text:p text:style-name="Standard">ssh:<text:a xlink:type="simple" xlink:href="mailto://mzhang@gerrit-ring.savoirfairelinux.com" text:style-name="Internet_20_link" text:visited-style-name="Visited_20_Internet_20_Link">//mzhang@gerrit-ring.savoirfairelinux.com</text:a>:29420/ring-daemon</text:p>
      <text:p text:style-name="P1">ssh://<text:a xlink:type="simple" xlink:href="mailto://mzhang@gerrit-ring.savoirfairelinux.com" text:style-name="Internet_20_link" text:visited-style-name="Visited_20_Internet_20_Link">mzhang@gerrit-ring.savoirfairelinux.com</text:a>:2<text:span text:style-name="T1">9420/r</text:span>ing-client-gno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59:27.083392642</meta:creation-date>
    <dc:date>2019-06-26T10:23:40.593232719</dc:date>
    <meta:editing-duration>PT9M3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3" meta:character-count="192" meta:non-whitespace-character-count="192"/>
  </office:meta>
</office:document-meta>
</file>